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CE2A5FC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2cm" svg:stroke-color="#808080" draw:fill="none" draw:fill-color="#23ff23" draw:fill-gradient-name="Gradient_20_9" draw:fill-image-width="0cm" draw:fill-image-height="0cm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fill="none" draw:textarea-horizontal-align="center" draw:textarea-vertical-align="middle" draw:fit-to-size="false" fo:padding-top="0cm" fo:padding-bottom="0cm" fo:padding-left="0cm" fo:padding-right="0cm"/>
    </style:style>
    <style:style style:name="gr3" style:family="graphic" style:parent-style-name="standard">
      <style:graphic-properties draw:fill="solid" draw:fill-color="#ffff00" draw:textarea-horizontal-align="center" draw:textarea-vertical-align="middle" draw:fit-to-size="false" fo:padding-top="0cm" fo:padding-bottom="0cm" fo:padding-left="0cm" fo:padding-right="0cm"/>
    </style:style>
    <style:style style:name="gr4" style:family="graphic" style:parent-style-name="standard">
      <style:graphic-properties svg:stroke-width="0.05cm" draw:marker-start-width="0.28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ffff" draw:marker-start-width="0.28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ffff" draw:textarea-horizontal-align="center" draw:textarea-vertical-align="middle" draw:fit-to-size="false" fo:padding-top="0cm" fo:padding-bottom="0cm" fo:padding-left="0cm" fo:padding-right="0cm"/>
    </style:style>
    <style:style style:name="gr7" style:family="graphic" style:parent-style-name="standard">
      <style:graphic-properties draw:fill="gradient" draw:fill-color="#00ffff" draw:fill-gradient-name="Gradient_20_7" draw:fill-hatch-name="Black_20_0_20_Degrees" draw:textarea-horizontal-align="center" draw:textarea-vertical-align="middle" draw:fit-to-size="false" fo:padding-top="0cm" fo:padding-bottom="0cm" fo:padding-left="0cm" fo:padding-right="0cm"/>
    </style:style>
    <style:style style:name="gr8" style:family="graphic" style:parent-style-name="standard">
      <style:graphic-properties draw:fill="gradient" draw:fill-color="#00ffff" draw:fill-gradient-name="Gradient_20_8" draw:fill-hatch-name="Black_20_0_20_Degrees" draw:textarea-horizontal-align="center" draw:textarea-vertical-align="middle" draw:fit-to-size="false" fo:padding-top="0cm" fo:padding-bottom="0cm" fo:padding-left="0cm" fo:padding-right="0cm"/>
    </style:style>
    <style:style style:name="gr9" style:family="graphic" style:parent-style-name="standard">
      <style:graphic-properties draw:fill="solid" draw:fill-color="#00ff00" draw:textarea-horizontal-align="center" draw:textarea-vertical-align="middle" draw:fit-to-size="false" fo:padding-top="0cm" fo:padding-bottom="0cm" fo:padding-left="0cm" fo:padding-right="0cm"/>
    </style:style>
    <style:style style:name="gr10" style:family="graphic" style:parent-style-name="standard">
      <style:graphic-properties draw:fill="gradient" draw:fill-color="#00ff00" draw:fill-gradient-name="Gradient_20_10" draw:textarea-horizontal-align="center" draw:textarea-vertical-align="middle" draw:fit-to-size="false" fo:padding-top="0cm" fo:padding-bottom="0cm" fo:padding-left="0cm" fo:padding-right="0cm"/>
    </style:style>
    <style:style style:name="gr11" style:family="graphic" style:parent-style-name="standard">
      <style:graphic-properties draw:fill="solid" draw:fill-color="#ff00ff" draw:textarea-horizontal-align="center" draw:textarea-vertical-align="middle" draw:fit-to-size="false" fo:padding-top="0cm" fo:padding-bottom="0cm" fo:padding-left="0cm" fo:padding-right="0cm"/>
    </style:style>
    <style:style style:name="gr12" style:family="graphic" style:parent-style-name="standard">
      <style:graphic-properties draw:fill="gradient" draw:fill-color="#ffff00" draw:fill-gradient-name="Gradient_20_9" draw:textarea-horizontal-align="center" draw:textarea-vertical-align="middle" draw:fit-to-size="false" fo:padding-top="0cm" fo:padding-bottom="0cm" fo:padding-left="0cm" fo:padding-right="0cm"/>
    </style:style>
    <style:style style:name="gr13" style:family="graphic" style:parent-style-name="standard">
      <style:graphic-properties svg:stroke-width="0.05cm" svg:stroke-color="#ff0000" draw:marker-start-width="0.28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ffcc99" draw:marker-start-width="0.28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gradient" draw:fill-color="#ffff00" draw:fill-gradient-name="Gradient_20_11" draw:textarea-horizontal-align="center" draw:textarea-vertical-align="middle" draw:fit-to-size="false" fo:padding-top="0cm" fo:padding-bottom="0cm" fo:padding-left="0cm" fo:padding-right="0cm"/>
    </style:style>
    <style:style style:name="gr16" style:family="graphic" style:parent-style-name="standard">
      <style:graphic-properties draw:fill="solid" draw:fill-color="#e6e6e6" draw:fill-gradient-name="Gradient_20_9" draw:fill-image-width="0cm" draw:fill-image-height="0cm" draw:textarea-horizontal-align="left" draw:textarea-vertical-align="top" draw:auto-grow-height="true" fo:min-height="2.528cm" fo:min-width="0cm" fo:wrap-option="wrap"/>
    </style:style>
    <style:style style:name="gr17" style:family="graphic" style:parent-style-name="standard">
      <style:graphic-properties draw:fill="solid" draw:fill-color="#e6e6e6" draw:fill-gradient-name="Gradient_20_9" draw:fill-image-width="0cm" draw:fill-image-height="0cm" draw:textarea-horizontal-align="left" draw:textarea-vertical-align="top" draw:auto-grow-height="false" fo:min-height="0cm" fo:min-width="0cm" fo:wrap-option="wrap"/>
    </style:style>
    <style:style style:name="gr18" style:family="graphic" style:parent-style-name="standard">
      <style:graphic-properties draw:fill="solid" draw:fill-color="#e6e6e6" draw:fill-gradient-name="Gradient_20_9" draw:fill-image-width="0cm" draw:fill-image-height="0cm" draw:textarea-horizontal-align="left" draw:textarea-vertical-align="top" draw:auto-grow-height="true" fo:min-height="1.602cm" fo:min-width="0cm" fo:wrap-option="wrap"/>
    </style:style>
    <style:style style:name="gr19" style:family="graphic" style:parent-style-name="standard">
      <style:graphic-properties svg:stroke-width="0.05cm" svg:stroke-color="#996633" draw:marker-start-width="0.28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stroke-dash="Fine_20_Dashed" svg:stroke-width="0.2cm" svg:stroke-color="#000000" draw:fill="none" draw:fill-color="#ffffff" draw:fill-gradient-name="Gradient_20_9" draw:fill-image-width="0cm" draw:fill-image-height="0cm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21" style:family="graphic" style:parent-style-name="standard">
      <style:graphic-properties draw:stroke="none" draw:stroke-dash="Fine_20_Dashed" svg:stroke-width="0.2cm" svg:stroke-color="#000000" draw:fill="none" draw:fill-color="#ffffff" draw:fill-gradient-name="Gradient_20_9" draw:fill-image-width="0cm" draw:fill-image-height="0cm" draw:textarea-horizontal-align="left" draw:auto-grow-height="false" draw:auto-grow-width="false" draw:fit-to-size="false" fo:min-height="0cm" fo:min-width="0cm" fo:padding-top="0.225cm" fo:padding-bottom="0.225cm" fo:padding-left="0.35cm" fo:padding-right="0.35cm"/>
    </style:style>
    <style:style style:name="gr22" style:family="graphic" style:parent-style-name="standard">
      <style:graphic-properties draw:fill="solid" draw:fill-color="#e6e6e6" draw:fill-gradient-name="Gradient_20_9" draw:fill-image-width="0cm" draw:fill-image-height="0cm" draw:textarea-horizontal-align="left" draw:textarea-vertical-align="top" draw:auto-grow-height="true" fo:min-height="2.055cm" fo:min-width="0cm" fo:wrap-option="wrap"/>
    </style:style>
    <style:style style:name="gr23" style:family="graphic" style:parent-style-name="standard">
      <style:graphic-properties draw:stroke="none" draw:stroke-dash="Fine_20_Dashed" svg:stroke-width="0.2cm" svg:stroke-color="#000000" draw:fill="none" draw:fill-color="#ffffff" draw:fill-gradient-name="Gradient_20_10" draw:fill-hatch-name="Black_20_0_20_Degrees" draw:fill-image-name="Bitmape_20_4" draw:fill-image-width="0cm" draw:fill-image-height="0cm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24" style:family="graphic" style:parent-style-name="standard">
      <style:graphic-properties draw:stroke="solid" draw:stroke-dash="Fine_20_Dashed" svg:stroke-width="0cm" svg:stroke-color="#000000" draw:marker-start-width="0cm" draw:marker-end-width="0cm" draw:fill="none" draw:fill-color="#23ff23" draw:fill-gradient-name="Gradient_20_10" draw:fill-hatch-name="Black_20_0_20_Degrees" draw:fill-image-name="Bitmape_20_4" draw:fill-image-width="0cm" draw:fill-image-height="0cm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solid" draw:stroke-dash="Fine_20_Dashed" svg:stroke-width="0cm" svg:stroke-color="#000000" draw:marker-start-width="0cm" draw:marker-end-width="0cm" draw:fill="none" draw:fill-color="#23ff23" draw:fill-gradient-name="Gradient_20_10" draw:fill-hatch-name="Black_20_0_20_Degrees" draw:fill-image-name="Bitmape_20_4" draw:fill-image-width="0cm" draw:fill-image-height="0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fill="solid" draw:fill-color="#ffff00" draw:textarea-horizontal-align="center" draw:textarea-vertical-align="middle" draw:fit-to-size="false" fo:padding-top="0cm" fo:padding-bottom="0cm" fo:padding-left="0cm" fo:padding-right="0cm"/>
    </style:style>
    <style:style style:name="gr27" style:family="graphic" style:parent-style-name="standard">
      <style:graphic-properties draw:stroke="dash" draw:stroke-dash="Fine_20_Dashed" svg:stroke-width="0cm" svg:stroke-color="#000000" draw:marker-start-width="0cm" draw:marker-end-width="0cm" draw:fill="gradient" draw:fill-color="#23ff23" draw:fill-gradient-name="Gradient_20_10" draw:fill-hatch-name="Black_20_0_20_Degrees" draw:fill-image-name="Bitmape_20_4" draw:fill-image-width="0cm" draw:fill-image-height="0cm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fill="solid" draw:fill-color="#ff00ff" draw:textarea-horizontal-align="center" draw:textarea-vertical-align="middle" draw:fit-to-size="false" fo:padding-top="0cm" fo:padding-bottom="0cm" fo:padding-left="0cm" fo:padding-right="0cm"/>
    </style:style>
    <style:style style:name="gr29" style:family="graphic" style:parent-style-name="standard">
      <style:graphic-properties draw:fill="solid" draw:fill-color="#00ffff" draw:textarea-horizontal-align="center" draw:textarea-vertical-align="middle" draw:fit-to-size="false" fo:padding-top="0cm" fo:padding-bottom="0cm" fo:padding-left="0cm" fo:padding-right="0cm"/>
    </style:style>
    <style:style style:name="gr30" style:family="graphic" style:parent-style-name="standard">
      <style:graphic-properties draw:fill="solid" draw:fill-color="#00ff00" draw:textarea-horizontal-align="center" draw:textarea-vertical-align="middle" draw:fit-to-size="false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center" draw:textarea-vertical-align="middle" draw:fit-to-size="false" fo:padding-top="0cm" fo:padding-bottom="0cm" fo:padding-left="0cm" fo:padding-right="0cm"/>
    </style:style>
    <style:style style:name="gr32" style:family="graphic" style:parent-style-name="standard">
      <style:graphic-properties draw:stroke="solid" draw:stroke-dash="Fine_20_Dashed" svg:stroke-width="0cm" svg:stroke-color="#000000" draw:marker-start-width="0cm" draw:marker-end-width="0cm" draw:fill="gradient" draw:fill-color="#23ff23" draw:fill-gradient-name="Gradient_20_10" draw:fill-hatch-name="Black_20_0_20_Degrees" draw:fill-image-name="Bitmape_20_4" draw:fill-image-width="0cm" draw:fill-image-height="0cm" draw:textarea-vertical-align="middle" fo:padding-top="0.125cm" fo:padding-bottom="0.125cm" fo:padding-left="0.25cm" fo:padding-right="0.25cm"/>
    </style:style>
    <style:style style:name="gr33" style:family="graphic" style:parent-style-name="standard">
      <style:graphic-properties draw:stroke="solid" draw:stroke-dash="Fine_20_Dashed" svg:stroke-width="0cm" svg:stroke-color="#000000" draw:fill="gradient" draw:fill-color="#23ff23" draw:fill-gradient-name="Gradient_20_10" draw:fill-hatch-name="Black_20_0_20_Degrees" draw:fill-image-name="Bitmape_20_4" draw:fill-image-width="0cm" draw:fill-image-height="0cm" draw:textarea-vertical-align="middle"/>
    </style:style>
    <style:style style:name="gr34" style:family="graphic" style:parent-style-name="standard">
      <style:graphic-properties draw:stroke="dash" draw:stroke-dash="Ultrafine_20_Dashed" svg:stroke-width="0cm" svg:stroke-color="#000000" draw:fill="gradient" draw:fill-color="#23ff23" draw:fill-gradient-name="Gradient_20_10" draw:fill-hatch-name="Black_20_0_20_Degrees" draw:fill-image-name="Bitmape_20_4" draw:fill-image-width="0cm" draw:fill-image-height="0cm" draw:textarea-vertical-align="middle"/>
    </style:style>
    <style:style style:name="gr35" style:family="graphic" style:parent-style-name="standard">
      <style:graphic-properties draw:stroke="solid" draw:stroke-dash="Fine_20_Dashed" svg:stroke-width="0.05cm" svg:stroke-color="#000000" draw:marker-start-width="0.275cm" draw:marker-end="Arrow" draw:marker-end-width="0.2cm" draw:fill="gradient" draw:fill-color="#23ff23" draw:fill-gradient-name="Gradient_20_10" draw:fill-hatch-name="Black_20_0_20_Degrees" draw:fill-image-name="Bitmape_20_4" draw:fill-image-width="0cm" draw:fill-image-height="0cm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fill="solid" draw:fill-color="#0000ff" draw:textarea-horizontal-align="center" draw:textarea-vertical-align="middle" draw:fit-to-size="false" fo:padding-top="0cm" fo:padding-bottom="0cm" fo:padding-left="0cm" fo:padding-right="0cm"/>
    </style:style>
    <style:style style:name="gr37" style:family="graphic" style:parent-style-name="standard">
      <style:graphic-properties draw:fill="solid" draw:fill-color="#0000ff" draw:textarea-horizontal-align="center" draw:textarea-vertical-align="middle" draw:fit-to-size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family="'Times New Roman'" style:font-family-generic="roman" style:font-pitch="variable" fo:font-size="10pt" style:font-size-asian="10pt" style:font-size-complex="10pt"/>
    </style:style>
    <style:style style:name="P6" style:family="paragraph">
      <style:text-properties fo:color="#808080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Times New Roman'" style:font-family-generic="roman" style:font-pitch="variable" fo:font-size="10pt" fo:language="en" fo:country="US" style:font-size-asian="10pt" style:font-size-complex="10pt"/>
    </style:style>
    <style:style style:name="T3" style:family="text">
      <style:text-properties fo:font-family="'Courier New'" style:font-family-generic="modern" style:font-pitch="fixed" fo:font-size="10pt" style:font-size-asian="10pt" style:font-size-complex="10pt"/>
    </style:style>
    <style:style style:name="T4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family="'Courier New'" style:font-family-generic="modern" style:font-pitch="fixed" fo:font-size="10pt" fo:language="en" fo:country="US" style:font-size-asian="10pt" style:font-size-complex="10pt"/>
    </style:style>
    <style:style style:name="T7" style:family="text">
      <style:text-properties fo:color="#808080"/>
    </style:style>
    <style:style style:name="T8" style:family="text">
      <style:text-properties fo:color="#808080" fo:language="en" fo:country="US"/>
    </style:style>
    <style:style style:name="T9" style:family="text">
      <style:text-properties fo:color="#808080" fo:language="fr" fo:country="FR"/>
    </style:style>
    <style:style style:name="T10" style:family="text">
      <style:text-properties fo:font-family="'Times New Roman'" style:font-family-generic="roman" style:font-pitch="variable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.413cm" svg:height="2.565cm" svg:x="30.587cm" svg:y="4.4cm">
          <text:p/>
        </draw:rect>
        <draw:rect draw:style-name="gr1" draw:text-style-name="P1" draw:layer="layout" svg:width="3cm" svg:height="13.429cm" svg:x="30.6cm" svg:y="14.805cm">
          <text:p/>
        </draw:rect>
        <draw:rect draw:style-name="gr1" draw:text-style-name="P1" draw:layer="layout" svg:width="12.814cm" svg:height="3.186cm" svg:x="17.5cm" svg:y="20.5cm">
          <text:p/>
        </draw:rect>
        <draw:rect draw:style-name="gr1" draw:text-style-name="P1" draw:layer="layout" svg:width="35.314cm" svg:height="2.128cm" svg:x="5.186cm" svg:y="7.372cm">
          <text:p/>
        </draw:rect>
        <draw:rect draw:style-name="gr2" draw:text-style-name="P2" draw:id="id2" draw:layer="layout" svg:width="2cm" svg:height="1.5cm" svg:x="38.3cm" svg:y="7.7cm">
          <text:p text:style-name="P1"><text:span text:style-name="T1">ADLLoader</text:span></text:p>
          <text:p text:style-name="P1"><text:span text:style-name="T1">(parser)</text:span></text:p>
        </draw:rect>
        <draw:rect draw:style-name="gr3" draw:text-style-name="P2" draw:id="id4" draw:layer="layout" svg:width="2cm" svg:height="1.5cm" svg:x="33.5cm" svg:y="7.7cm">
          <text:p text:style-name="P1"><text:span text:style-name="T1">Generic</text:span></text:p>
          <text:p text:style-name="P1"><text:span text:style-name="T1">Definition</text:span></text:p>
          <text:p text:style-name="P1"><text:span text:style-name="T1">Loader</text:span></text:p>
        </draw:rect>
        <draw:connector draw:style-name="gr4" draw:text-style-name="P1" draw:layer="layout" svg:x1="37.9cm" svg:y1="8.45cm" svg:x2="38.3cm" svg:y2="8.45cm" draw:start-shape="id1" draw:start-glue-point="1" draw:end-shape="id2" draw:end-glue-point="3" svg:d="m37900 8450h400">
          <text:p/>
        </draw:connector>
        <draw:connector draw:style-name="gr4" draw:text-style-name="P1" draw:layer="layout" svg:x1="33cm" svg:y1="8.45cm" svg:x2="33.5cm" svg:y2="8.45cm" draw:start-shape="id3" draw:start-glue-point="1" draw:end-shape="id4" draw:end-glue-point="3" svg:d="m33000 8450h500">
          <text:p/>
        </draw:connector>
        <draw:connector draw:style-name="gr5" draw:text-style-name="P1" draw:layer="layout" svg:x1="32cm" svg:y1="7.7cm" svg:x2="32cm" svg:y2="6.666cm" draw:start-shape="id3" draw:start-glue-point="0" draw:end-shape="id5" draw:end-glue-point="2" svg:d="m32000 7700v-1034">
          <text:p/>
        </draw:connector>
        <draw:connector draw:style-name="gr5" draw:text-style-name="P1" draw:layer="layout" svg:x1="33cm" svg:y1="5.666cm" svg:x2="33.5cm" svg:y2="5.666cm" draw:start-shape="id5" draw:start-glue-point="1" draw:end-shape="id6" draw:end-glue-point="3" svg:d="m33000 5666h500">
          <text:p/>
        </draw:connector>
        <draw:rect draw:style-name="gr6" draw:text-style-name="P2" draw:id="id3" draw:layer="layout" svg:width="2cm" svg:height="1.5cm" svg:x="31cm" svg:y="7.7cm">
          <text:p text:style-name="P1"><text:span text:style-name="T1">Anonymous</text:span></text:p>
          <text:p text:style-name="P1"><text:span text:style-name="T1">Definition</text:span></text:p>
          <text:p text:style-name="P1"><text:span text:style-name="T1">Loader</text:span></text:p>
        </draw:rect>
        <draw:rect draw:style-name="gr7" draw:text-style-name="P2" draw:id="id5" draw:layer="layout" svg:width="2cm" svg:height="2cm" svg:x="31cm" svg:y="4.666cm">
          <text:p text:style-name="P1"><text:span text:style-name="T1">Parametric</text:span></text:p>
          <text:p text:style-name="P1"><text:span text:style-name="T1">Anonymous</text:span></text:p>
          <text:p text:style-name="P1"><text:span text:style-name="T1">Definition</text:span></text:p>
          <text:p text:style-name="P1"><text:span text:style-name="T1">Resolver</text:span></text:p>
        </draw:rect>
        <draw:rect draw:style-name="gr8" draw:text-style-name="P2" draw:id="id6" draw:layer="layout" svg:width="2cm" svg:height="2cm" svg:x="33.5cm" svg:y="4.666cm">
          <text:p text:style-name="P1"><text:span text:style-name="T1">Generic</text:span></text:p>
          <text:p text:style-name="P1"><text:span text:style-name="T1">Anonymous</text:span></text:p>
          <text:p text:style-name="P1"><text:span text:style-name="T1">Definition</text:span></text:p>
          <text:p text:style-name="P1"><text:span text:style-name="T1">Resolver</text:span></text:p>
        </draw:rect>
        <draw:rect draw:style-name="gr6" draw:text-style-name="P2" draw:id="id36" draw:layer="layout" svg:width="2cm" svg:height="1.916cm" svg:x="38.5cm" svg:y="4.7cm">
          <text:p text:style-name="P1"><text:span text:style-name="T1">Anonymous</text:span></text:p>
          <text:p text:style-name="P1"><text:span text:style-name="T1">Definition</text:span></text:p>
          <text:p text:style-name="P1"><text:span text:style-name="T1">Resolver</text:span></text:p>
          <text:p text:style-name="P1"><text:span text:style-name="T1">Impl</text:span></text:p>
        </draw:rect>
        <draw:connector draw:style-name="gr5" draw:text-style-name="P1" draw:layer="layout" svg:x1="35.5cm" svg:y1="5.666cm" svg:x2="36cm" svg:y2="5.658cm" draw:start-shape="id6" draw:start-glue-point="1" draw:end-shape="id7" draw:end-glue-point="3" svg:d="m35500 5666h250v-8h250">
          <text:p/>
        </draw:connector>
        <draw:rect draw:style-name="gr2" draw:text-style-name="P2" draw:id="id8" draw:layer="layout" svg:width="2cm" svg:height="1.5cm" svg:x="28.5cm" svg:y="7.7cm">
          <text:p text:style-name="P1"><text:span text:style-name="T1">SubComp</text:span></text:p>
          <text:p text:style-name="P1"><text:span text:style-name="T1">Resolver</text:span></text:p>
          <text:p text:style-name="P1"><text:span text:style-name="T1">Loader</text:span></text:p>
        </draw:rect>
        <draw:connector draw:style-name="gr4" draw:text-style-name="P1" draw:layer="layout" svg:x1="30.5cm" svg:y1="8.45cm" svg:x2="31cm" svg:y2="8.45cm" draw:start-shape="id8" draw:start-glue-point="1" draw:end-shape="id3" draw:end-glue-point="3" svg:d="m30500 8450h500">
          <text:p/>
        </draw:connector>
        <draw:connector draw:style-name="gr4" draw:text-style-name="P1" draw:layer="layout" svg:x1="27.9cm" svg:y1="8.45cm" svg:x2="28.5cm" svg:y2="8.45cm" draw:start-shape="id9" draw:end-shape="id8" draw:end-glue-point="3" svg:d="m27900 8450h600">
          <text:p/>
        </draw:connector>
        <draw:g draw:id="id29">
          <draw:rect draw:style-name="gr2" draw:text-style-name="P2" draw:id="id9" draw:layer="layout" svg:width="2cm" svg:height="1.5cm" svg:x="25.9cm" svg:y="7.7cm">
            <text:p text:style-name="P1"><text:span text:style-name="T1">Extends</text:span></text:p>
            <text:p text:style-name="P1"><text:span text:style-name="T1">Loader</text:span></text:p>
          </draw:rect>
          <draw:rect draw:style-name="gr2" draw:text-style-name="P2" draw:id="id10" draw:layer="layout" svg:width="2cm" svg:height="1.5cm" svg:x="25.9cm" svg:y="5.6cm">
            <text:p text:style-name="P1"><text:span text:style-name="T1">Node</text:span></text:p>
            <text:p text:style-name="P1"><text:span text:style-name="T1">Merger</text:span></text:p>
          </draw:rect>
          <draw:connector draw:style-name="gr4" draw:text-style-name="P1" draw:layer="layout" svg:x1="26.9cm" svg:y1="7.7cm" svg:x2="26.9cm" svg:y2="7.1cm" draw:start-shape="id9" draw:start-glue-point="0" draw:end-shape="id10" draw:end-glue-point="2" svg:d="m26900 7700v-600">
            <text:p/>
          </draw:connector>
        </draw:g>
        <draw:rect draw:style-name="gr3" draw:text-style-name="P2" draw:id="id11" draw:layer="layout" svg:width="2cm" svg:height="1.5cm" svg:x="23.3cm" svg:y="7.7cm">
          <text:p text:style-name="P1"><text:span text:style-name="T1">NoAny</text:span></text:p>
          <text:p text:style-name="P1"><text:span text:style-name="T1">SubComp</text:span></text:p>
          <text:p text:style-name="P1"><text:span text:style-name="T1">Loader</text:span></text:p>
        </draw:rect>
        <draw:connector draw:style-name="gr4" draw:text-style-name="P1" draw:layer="layout" svg:x1="25.3cm" svg:y1="8.45cm" svg:x2="25.9cm" svg:y2="8.45cm" draw:start-shape="id11" draw:start-glue-point="1" draw:end-shape="id9" draw:end-glue-point="3" svg:d="m25300 8450h600">
          <text:p/>
        </draw:connector>
        <draw:rect draw:style-name="gr9" draw:text-style-name="P2" draw:id="id12" draw:layer="layout" svg:width="2cm" svg:height="1.5cm" svg:x="10.8cm" svg:y="7.7cm">
          <text:p text:style-name="P1"><text:span text:style-name="T1">Binary</text:span></text:p>
          <text:p text:style-name="P1"><text:span text:style-name="T1">Loader</text:span></text:p>
        </draw:rect>
        <draw:rect draw:style-name="gr10" draw:text-style-name="P2" draw:id="id14" draw:layer="layout" svg:width="2cm" svg:height="1.5cm" svg:x="8.4cm" svg:y="7.7cm">
          <text:p text:style-name="P1"><text:span text:style-name="T1">Template</text:span></text:p>
          <text:p text:style-name="P1"><text:span text:style-name="T1">Instance</text:span></text:p>
          <text:p text:style-name="P1"><text:span text:style-name="T1">Loader</text:span></text:p>
        </draw:rect>
        <draw:connector draw:style-name="gr4" draw:text-style-name="P1" draw:layer="layout" svg:x1="12.8cm" svg:y1="8.45cm" svg:x2="13.4cm" svg:y2="8.45cm" draw:start-shape="id12" draw:start-glue-point="1" draw:end-shape="id13" draw:end-glue-point="3" svg:d="m12800 8450h600">
          <text:p/>
        </draw:connector>
        <draw:connector draw:style-name="gr4" draw:text-style-name="P1" draw:layer="layout" svg:x1="10.4cm" svg:y1="8.45cm" svg:x2="10.8cm" svg:y2="8.45cm" draw:start-shape="id14" draw:start-glue-point="1" draw:end-shape="id12" draw:end-glue-point="3" svg:d="m10400 8450h400">
          <text:p/>
        </draw:connector>
        <draw:rect draw:style-name="gr2" draw:text-style-name="P2" draw:id="id15" draw:layer="layout" svg:width="2cm" svg:height="1.5cm" svg:x="5.8cm" svg:y="7.7cm">
          <text:p text:style-name="P1"><text:span text:style-name="T1">Cache</text:span></text:p>
          <text:p text:style-name="P1"><text:span text:style-name="T1">Loader</text:span></text:p>
        </draw:rect>
        <draw:connector draw:style-name="gr4" draw:text-style-name="P1" draw:layer="layout" svg:x1="7.8cm" svg:y1="8.45cm" svg:x2="8.4cm" svg:y2="8.45cm" draw:start-shape="id15" draw:start-glue-point="1" draw:end-shape="id14" draw:end-glue-point="3" svg:d="m7800 8450h600">
          <text:p/>
        </draw:connector>
        <draw:rect draw:style-name="gr2" draw:text-style-name="P2" draw:id="id22" draw:layer="layout" svg:width="2cm" svg:height="1.343cm" svg:x="31.1cm" svg:y="26.7cm">
          <text:p text:style-name="P1"><text:span text:style-name="T1">Basic</text:span></text:p>
          <text:p text:style-name="P1"><text:span text:style-name="T1">Def. Ref.</text:span></text:p>
          <text:p text:style-name="P1"><text:span text:style-name="T1">Resolver</text:span></text:p>
        </draw:rect>
        <draw:rect draw:style-name="gr11" draw:text-style-name="P2" draw:id="id27" draw:layer="layout" svg:width="2cm" svg:height="1.4cm" svg:x="31.1cm" svg:y="23.1cm">
          <text:p text:style-name="P1"><text:span text:style-name="T1">Parametric</text:span></text:p>
          <text:p text:style-name="P1"><text:span text:style-name="T1">Def. Ref.</text:span></text:p>
          <text:p text:style-name="P1"><text:span text:style-name="T1">Resolver</text:span></text:p>
        </draw:rect>
        <draw:rect draw:style-name="gr3" draw:text-style-name="P2" draw:id="id17" draw:layer="layout" svg:width="2cm" svg:height="1.4cm" svg:x="31.1cm" svg:y="21.3cm">
          <text:p text:style-name="P1"><text:span text:style-name="T1">Generic</text:span></text:p>
          <text:p text:style-name="P1"><text:span text:style-name="T1">Def. Ref.</text:span></text:p>
          <text:p text:style-name="P1"><text:span text:style-name="T1">Resolver</text:span></text:p>
        </draw:rect>
        <draw:rect draw:style-name="gr12" draw:text-style-name="P2" draw:id="id16" draw:layer="layout" svg:width="2cm" svg:height="1.7cm" svg:x="31.1cm" svg:y="19.1cm">
          <text:p text:style-name="P1"><text:span text:style-name="T1">Parametric</text:span></text:p>
          <text:p text:style-name="P1"><text:span text:style-name="T1">Generic</text:span></text:p>
          <text:p text:style-name="P1"><text:span text:style-name="T1">Def. Ref.</text:span></text:p>
          <text:p text:style-name="P1"><text:span text:style-name="T1">Resolver</text:span></text:p>
        </draw:rect>
        <draw:rect draw:style-name="gr2" draw:text-style-name="P2" draw:id="id18" draw:layer="layout" svg:width="2cm" svg:height="1.294cm" svg:x="31.1cm" svg:y="17.4cm">
          <text:p text:style-name="P1"><text:span text:style-name="T1">Import</text:span></text:p>
          <text:p text:style-name="P1"><text:span text:style-name="T1">Def. Ref.</text:span></text:p>
          <text:p text:style-name="P1"><text:span text:style-name="T1">Resolver</text:span></text:p>
        </draw:rect>
        <draw:rect draw:style-name="gr2" draw:text-style-name="P2" draw:id="id19" draw:layer="layout" svg:width="2cm" svg:height="1.3cm" svg:x="31.1cm" svg:y="15.7cm">
          <text:p text:style-name="P1"><text:span text:style-name="T1">Cache</text:span></text:p>
          <text:p text:style-name="P1"><text:span text:style-name="T1">Def. Ref.</text:span></text:p>
          <text:p text:style-name="P1"><text:span text:style-name="T1">Resolver</text:span></text:p>
        </draw:rect>
        <draw:connector draw:style-name="gr13" draw:text-style-name="P1" draw:layer="layout" svg:x1="32.1cm" svg:y1="20.8cm" svg:x2="32.1cm" svg:y2="21.3cm" draw:start-shape="id16" draw:start-glue-point="2" draw:end-shape="id17" draw:end-glue-point="0" svg:d="m32100 20800v500">
          <text:p/>
        </draw:connector>
        <draw:connector draw:style-name="gr13" draw:text-style-name="P1" draw:layer="layout" svg:x1="32.1cm" svg:y1="18.694cm" svg:x2="32.1cm" svg:y2="19.1cm" draw:start-shape="id18" draw:start-glue-point="2" draw:end-shape="id16" draw:end-glue-point="0" svg:d="m32100 18694v406">
          <text:p/>
        </draw:connector>
        <draw:connector draw:style-name="gr13" draw:text-style-name="P1" draw:layer="layout" svg:x1="32.1cm" svg:y1="17cm" svg:x2="32.1cm" svg:y2="17.4cm" draw:start-shape="id19" draw:start-glue-point="2" draw:end-shape="id18" draw:end-glue-point="0" svg:d="m32100 17000v400">
          <text:p/>
        </draw:connector>
        <draw:connector draw:style-name="gr13" draw:text-style-name="P1" draw:layer="layout" svg:x1="26.9cm" svg:y1="14.7cm" svg:x2="32.1cm" svg:y2="15.7cm" draw:start-shape="id20" draw:start-glue-point="2" draw:end-shape="id19" draw:end-glue-point="0" svg:d="m26900 14700v500h5200v500">
          <text:p/>
        </draw:connector>
        <draw:connector draw:style-name="gr13" draw:text-style-name="P1" draw:layer="layout" svg:x1="29.5cm" svg:y1="9.2cm" svg:x2="29.5cm" svg:y2="9.8cm" draw:start-shape="id8" draw:start-glue-point="2" draw:end-shape="id21" draw:end-glue-point="0" svg:d="m29500 9200v600">
          <text:p/>
        </draw:connector>
        <draw:connector draw:style-name="gr13" draw:text-style-name="P1" draw:layer="layout" draw:line-skew="0.05cm" svg:x1="34.5cm" svg:y1="9.2cm" svg:x2="32.1cm" svg:y2="15.7cm" draw:start-shape="id4" draw:start-glue-point="2" draw:end-shape="id19" draw:end-glue-point="0" svg:d="m34500 9200v3300h-2400v3200">
          <text:p/>
        </draw:connector>
        <draw:connector draw:style-name="gr4" draw:text-style-name="P1" draw:layer="layout" svg:x1="32.1cm" svg:y1="28.043cm" svg:x2="5.8cm" svg:y2="8.45cm" draw:start-shape="id22" draw:start-glue-point="2" draw:end-shape="id15" draw:end-glue-point="3" svg:d="m32100 28043v500h-26800v-20093h500">
          <text:p/>
        </draw:connector>
        <draw:rect draw:style-name="gr3" draw:text-style-name="P2" draw:id="id23" draw:layer="layout" svg:width="2cm" svg:height="1.8cm" svg:x="27.8cm" svg:y="21.1cm">
          <text:p text:style-name="P1"><text:span text:style-name="T1">Caching</text:span></text:p>
          <text:p text:style-name="P1"><text:span text:style-name="T1">Template</text:span></text:p>
          <text:p text:style-name="P1"><text:span text:style-name="T1">Instantiator</text:span></text:p>
        </draw:rect>
        <draw:connector draw:style-name="gr14" draw:text-style-name="P1" draw:layer="layout" svg:x1="31.1cm" svg:y1="22cm" svg:x2="29.8cm" svg:y2="22cm" draw:start-shape="id17" draw:end-shape="id23" draw:end-glue-point="1" svg:d="m31100 22000h-1300">
          <text:p/>
        </draw:connector>
        <draw:rect draw:style-name="gr15" draw:text-style-name="P2" draw:id="id24" draw:layer="layout" svg:width="2cm" svg:height="1.8cm" svg:x="22.9cm" svg:y="21.1cm">
          <text:p text:style-name="P1"><text:span text:style-name="T1">Parametric</text:span></text:p>
          <text:p text:style-name="P1"><text:span text:style-name="T1">Factory</text:span></text:p>
          <text:p text:style-name="P1"><text:span text:style-name="T1">Template</text:span></text:p>
          <text:p text:style-name="P1"><text:span text:style-name="T1">Instantiator</text:span></text:p>
        </draw:rect>
        <draw:rect draw:style-name="gr3" draw:text-style-name="P2" draw:id="id26" draw:layer="layout" svg:width="2cm" svg:height="1.8cm" svg:x="17.9cm" svg:y="21.1cm">
          <text:p text:style-name="P1"><text:span text:style-name="T1">Template</text:span></text:p>
          <text:p text:style-name="P1"><text:span text:style-name="T1">Instantiator</text:span></text:p>
        </draw:rect>
        <draw:connector draw:style-name="gr14" draw:text-style-name="P1" draw:layer="layout" svg:x1="27.8cm" svg:y1="22cm" svg:x2="24.9cm" svg:y2="22cm" draw:start-shape="id23" draw:end-shape="id24" draw:end-glue-point="1" svg:d="m27800 22000h-2900">
          <text:p/>
        </draw:connector>
        <draw:connector draw:style-name="gr14" draw:text-style-name="P1" draw:layer="layout" svg:x1="20.4cm" svg:y1="22cm" svg:x2="19.9cm" svg:y2="22cm" draw:start-shape="id25" draw:start-glue-point="3" draw:end-shape="id26" svg:d="m20400 22000h-500">
          <text:p/>
        </draw:connector>
        <draw:connector draw:style-name="gr13" draw:text-style-name="P1" draw:layer="layout" svg:x1="23.9cm" svg:y1="21.1cm" svg:x2="32.1cm" svg:y2="15.7cm" draw:start-shape="id24" draw:end-shape="id19" draw:end-glue-point="0" svg:d="m23900 21100v-5900h8200v500">
          <text:p/>
        </draw:connector>
        <draw:connector draw:style-name="gr13" draw:text-style-name="P1" draw:layer="layout" svg:x1="18.9cm" svg:y1="21.1cm" svg:x2="32.1cm" svg:y2="15.7cm" draw:start-shape="id26" draw:start-glue-point="0" draw:end-shape="id19" draw:end-glue-point="0" svg:d="m18900 21100v-5900h13200v500">
          <text:p/>
        </draw:connector>
        <draw:connector draw:style-name="gr13" draw:text-style-name="P1" draw:layer="layout" svg:x1="32.1cm" svg:y1="22.7cm" svg:x2="32.1cm" svg:y2="23.1cm" draw:start-shape="id17" draw:start-glue-point="2" draw:end-shape="id27" draw:end-glue-point="0" svg:d="m32100 22700v400">
          <text:p/>
        </draw:connector>
        <draw:connector draw:style-name="gr13" draw:text-style-name="P1" draw:layer="layout" svg:x1="32.1cm" svg:y1="24.5cm" svg:x2="32.1cm" svg:y2="24.901cm" draw:start-shape="id27" draw:start-glue-point="2" draw:end-shape="id28" draw:end-glue-point="0" svg:d="m32100 24500v401">
          <text:p/>
        </draw:connector>
        <draw:rect draw:style-name="gr3" draw:text-style-name="P2" draw:id="id21" draw:layer="layout" svg:width="2cm" svg:height="2.1cm" svg:x="28.5cm" svg:y="9.8cm">
          <text:p text:style-name="P1"><text:span text:style-name="T1">NoAnyType</text:span></text:p>
          <text:p text:style-name="P1"><text:span text:style-name="T1">Argument</text:span></text:p>
          <text:p text:style-name="P1"><text:span text:style-name="T1">Definition</text:span></text:p>
          <text:p text:style-name="P1"><text:span text:style-name="T1">Reference</text:span></text:p>
          <text:p text:style-name="P1"><text:span text:style-name="T1">Resolver</text:span></text:p>
        </draw:rect>
        <draw:rect draw:style-name="gr2" draw:text-style-name="P2" draw:layer="layout" svg:width="2cm" svg:height="1.5cm" svg:x="28.5cm" svg:y="7.7cm">
          <text:p text:style-name="P1"><text:span text:style-name="T1">SubComp</text:span></text:p>
          <text:p text:style-name="P1"><text:span text:style-name="T1">Resolver</text:span></text:p>
          <text:p text:style-name="P1"><text:span text:style-name="T1">Loader</text:span></text:p>
        </draw:rect>
        <draw:connector draw:style-name="gr13" draw:text-style-name="P1" draw:layer="layout" draw:line-skew="-1.3cm" svg:x1="29.5cm" svg:y1="11.9cm" svg:x2="32.1cm" svg:y2="15.7cm" draw:start-shape="id21" draw:start-glue-point="2" draw:end-shape="id19" draw:end-glue-point="0" svg:d="m29500 11900v600h2600v3200">
          <text:p/>
        </draw:connector>
        <draw:rect draw:style-name="gr3" draw:text-style-name="P2" draw:id="id30" draw:layer="layout" svg:width="2cm" svg:height="2.1cm" svg:x="25.9cm" svg:y="9.8cm">
          <text:p text:style-name="P1"><text:span text:style-name="T1">Extends</text:span></text:p>
          <text:p text:style-name="P1"><text:span text:style-name="T1">Generic</text:span></text:p>
          <text:p text:style-name="P1"><text:span text:style-name="T1">Definition</text:span></text:p>
          <text:p text:style-name="P1"><text:span text:style-name="T1">Reference</text:span></text:p>
          <text:p text:style-name="P1"><text:span text:style-name="T1">Resolver</text:span></text:p>
        </draw:rect>
        <draw:rect draw:style-name="gr11" draw:text-style-name="P2" draw:id="id20" draw:layer="layout" svg:width="2cm" svg:height="2.1cm" svg:x="25.9cm" svg:y="12.6cm">
          <text:p text:style-name="P1"><text:span text:style-name="T1">Extends</text:span></text:p>
          <text:p text:style-name="P1"><text:span text:style-name="T1">Parametric</text:span></text:p>
          <text:p text:style-name="P1"><text:span text:style-name="T1">Definition</text:span></text:p>
          <text:p text:style-name="P1"><text:span text:style-name="T1">Reference</text:span></text:p>
          <text:p text:style-name="P1"><text:span text:style-name="T1">Resolver</text:span></text:p>
        </draw:rect>
        <draw:connector draw:style-name="gr13" draw:text-style-name="P1" draw:layer="layout" svg:x1="26.9cm" svg:y1="9.2cm" svg:x2="26.9cm" svg:y2="9.8cm" draw:start-shape="id29" draw:start-glue-point="2" draw:end-shape="id30" draw:end-glue-point="0" svg:d="m26900 9200v600">
          <text:p/>
        </draw:connector>
        <draw:connector draw:style-name="gr13" draw:text-style-name="P1" draw:layer="layout" svg:x1="26.9cm" svg:y1="11.9cm" svg:x2="26.9cm" svg:y2="12.6cm" draw:start-shape="id30" draw:start-glue-point="2" draw:end-shape="id20" draw:end-glue-point="0" svg:d="m26900 11900v700">
          <text:p/>
        </draw:connector>
        <draw:custom-shape draw:style-name="gr16" draw:text-style-name="P4" draw:layer="layout" svg:width="4.7cm" svg:height="3.64cm" svg:x="20.8cm" svg:y="10cm">
          <text:p text:style-name="P3"><text:span text:style-name="T2">In such situation :</text:span></text:p>
          <text:p text:style-name="P3"><text:span text:style-name="T3">Def1&lt;U&gt; {…}</text:span></text:p>
          <text:p text:style-name="P3"><text:span text:style-name="T3">Def2&lt;V&gt; extends</text:span></text:p>
          <text:p text:style-name="P3"><text:span text:style-name="T3"><text:s text:c="2"/></text:span><text:span text:style-name="T3">Def1&lt;V&gt; {…}</text:span></text:p>
          <text:p text:style-name="P3"><text:span text:style-name="T4"/></text:p>
          <text:p text:style-name="P3"><text:span text:style-name="T2">While resolving</text:span><text:span text:style-name="T5"> </text:span><text:span text:style-name="T6">Def1&lt;V&gt;</text:span><text:span text:style-name="T2">, occurrences of U are replaced by V</text:span></text:p>
          <draw:enhanced-geometry svg:viewBox="0 0 21600 21600" draw:mirror-horizontal="false" draw:mirror-vertical="false" draw:text-areas="800 800 20800 20800" draw:type="round-rectangular-callout" draw:modifiers="23309.253350351 2782.312551496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5.5cm" svg:height="2.7cm" svg:x="35cm" svg:y="1.5cm">
          <text:p text:style-name="P3"><text:span text:style-name="T2">Extract an anonymous definition from a sub_component node, give it a name and transform sub-component node to reference the extracted definition</text:span></text:p>
          <draw:enhanced-geometry svg:viewBox="0 0 21600 21600" draw:mirror-horizontal="false" draw:mirror-vertical="false" draw:text-areas="800 800 20800 20800" draw:type="round-rectangular-callout" draw:modifiers="18254.5718960189 25766.45686782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3.1cm" svg:height="2cm" svg:x="30.9cm" svg:y="10cm">
          <text:p text:style-name="P3"><text:span text:style-name="T4">Checks that a definition reference does not contains a '?'</text:span></text:p>
          <draw:enhanced-geometry svg:viewBox="0 0 21600 21600" draw:mirror-horizontal="false" draw:mirror-vertical="false" draw:text-areas="800 800 20800 20800" draw:type="round-rectangular-callout" draw:modifiers="-2918.54240567559 2871.36431784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9" draw:text-style-name="P1" draw:layer="layout" svg:x1="28.8cm" svg:y1="22.9cm" svg:x2="6.8cm" svg:y2="9.2cm" draw:start-shape="id23" draw:start-glue-point="2" draw:end-shape="id15" draw:end-glue-point="2" svg:d="m28800 22900v500h-22000v-14200">
          <text:p/>
        </draw:connector>
        <draw:frame draw:style-name="gr20" draw:text-style-name="P6" draw:layer="layout" svg:width="4.499cm" svg:height="1.163cm" svg:x="4.803cm" svg:y="6.2cm">
          <draw:text-box>
            <text:p><text:span text:style-name="T7">Loader </text:span><text:span text:style-name="T8">Chain</text:span></text:p>
          </draw:text-box>
        </draw:frame>
        <draw:frame draw:style-name="gr21" draw:text-style-name="P6" draw:layer="layout" svg:width="3.5cm" svg:height="3.363cm" svg:x="33.5cm" svg:y="14.437cm">
          <draw:text-box>
            <text:p><text:span text:style-name="T8">Definition reference resolution sub-chain</text:span></text:p>
          </draw:text-box>
        </draw:frame>
        <draw:frame draw:style-name="gr21" draw:text-style-name="P6" draw:layer="layout" svg:width="7.197cm" svg:height="3.363cm" svg:x="21.803cm" svg:y="23.6cm">
          <draw:text-box>
            <text:p><text:span text:style-name="T8">Generic</text:span><text:span text:style-name="T9"> </text:span><text:span text:style-name="T8">definition</text:span><text:span text:style-name="T9"> </text:span><text:span text:style-name="T8">instantiation</text:span><text:span text:style-name="T9"> sub-</text:span><text:span text:style-name="T8">chain</text:span></text:p>
          </draw:text-box>
        </draw:frame>
        <draw:connector draw:style-name="gr4" draw:text-style-name="P1" draw:layer="layout" svg:x1="9.4cm" svg:y1="7.7cm" svg:x2="5.8cm" svg:y2="8.45cm" draw:start-shape="id14" draw:end-shape="id15" draw:end-glue-point="3" svg:d="m9400 7700v-500h-4100v1250h500">
          <text:p/>
        </draw:connector>
        <draw:rect draw:style-name="gr3" draw:text-style-name="P2" draw:id="id31" draw:layer="layout" svg:width="2cm" svg:height="1.8cm" svg:x="8.4cm" svg:y="10.2cm">
          <text:p text:style-name="P1"><text:span text:style-name="T1">Caching</text:span></text:p>
          <text:p text:style-name="P1"><text:span text:style-name="T1">Template</text:span></text:p>
          <text:p text:style-name="P1"><text:span text:style-name="T1">Instantiator</text:span></text:p>
        </draw:rect>
        <draw:rect draw:style-name="gr12" draw:text-style-name="P2" draw:id="id32" draw:layer="layout" svg:width="2cm" svg:height="1.8cm" svg:x="8.4cm" svg:y="12.5cm">
          <text:p text:style-name="P1"><text:span text:style-name="T1">Parametric</text:span></text:p>
          <text:p text:style-name="P1"><text:span text:style-name="T1">Template</text:span></text:p>
          <text:p text:style-name="P1"><text:span text:style-name="T1">Instantiator</text:span></text:p>
        </draw:rect>
        <draw:rect draw:style-name="gr3" draw:text-style-name="P2" draw:id="id33" draw:layer="layout" svg:width="2cm" svg:height="1.8cm" svg:x="8.4cm" svg:y="14.8cm">
          <text:p text:style-name="P1"><text:span text:style-name="T1">Template</text:span></text:p>
          <text:p text:style-name="P1"><text:span text:style-name="T1">Instantiator</text:span></text:p>
        </draw:rect>
        <draw:connector draw:style-name="gr14" draw:text-style-name="P1" draw:layer="layout" svg:x1="9.4cm" svg:y1="12cm" svg:x2="9.4cm" svg:y2="12.5cm" draw:start-shape="id31" draw:start-glue-point="2" draw:end-shape="id32" draw:end-glue-point="0" svg:d="m9400 12000v500">
          <text:p/>
        </draw:connector>
        <draw:connector draw:style-name="gr14" draw:text-style-name="P1" draw:layer="layout" svg:x1="9.4cm" svg:y1="14.3cm" svg:x2="9.4cm" svg:y2="14.8cm" draw:start-shape="id32" draw:start-glue-point="2" draw:end-shape="id33" draw:end-glue-point="0" svg:d="m9400 14300v500">
          <text:p/>
        </draw:connector>
        <draw:connector draw:style-name="gr14" draw:text-style-name="P1" draw:layer="layout" svg:x1="9.4cm" svg:y1="9.2cm" svg:x2="9.4cm" svg:y2="10.2cm" draw:start-shape="id14" draw:start-glue-point="2" draw:end-shape="id31" svg:d="m9400 9200v1000">
          <text:p/>
        </draw:connector>
        <draw:rect draw:style-name="gr2" draw:text-style-name="P2" draw:id="id34" draw:layer="layout" svg:width="2cm" svg:height="1.8cm" svg:x="11.4cm" svg:y="14.8cm">
          <text:p text:style-name="P1"><text:span text:style-name="T1">Cache</text:span></text:p>
          <text:p text:style-name="P1"><text:span text:style-name="T1">Definition</text:span></text:p>
          <text:p text:style-name="P1"><text:span text:style-name="T1">Reference</text:span></text:p>
          <text:p text:style-name="P1"><text:span text:style-name="T1">Resolver</text:span></text:p>
        </draw:rect>
        <draw:connector draw:style-name="gr13" draw:text-style-name="P1" draw:layer="layout" svg:x1="10.4cm" svg:y1="11.1cm" svg:x2="11.4cm" svg:y2="15.7cm" draw:start-shape="id31" draw:start-glue-point="1" draw:end-shape="id34" draw:end-glue-point="3" svg:d="m10400 11100h500v4600h500">
          <text:p/>
        </draw:connector>
        <draw:custom-shape draw:style-name="gr22" draw:text-style-name="P5" draw:layer="layout" svg:width="4cm" svg:height="2.305cm" svg:x="14.3cm" svg:y="18.2cm">
          <text:p text:style-name="P3"><text:span text:style-name="T2">Instantiate a generic definition and replace occurrences of generic parameters by their values.</text:span></text:p>
          <draw:enhanced-geometry svg:viewBox="0 0 21600 21600" draw:mirror-horizontal="false" draw:mirror-vertical="false" draw:text-areas="800 800 20800 20800" draw:type="round-rectangular-callout" draw:modifiers="22210.047488128 26920.3816131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" draw:text-style-name="P2" draw:id="id35" draw:layer="layout" svg:width="2cm" svg:height="1.8cm" svg:x="14cm" svg:y="14.8cm">
          <text:p text:style-name="P1"><text:span text:style-name="T1">Basic</text:span></text:p>
          <text:p text:style-name="P1"><text:span text:style-name="T1">Definition</text:span></text:p>
          <text:p text:style-name="P1"><text:span text:style-name="T1">Reference</text:span></text:p>
          <text:p text:style-name="P1"><text:span text:style-name="T1">Resolver</text:span></text:p>
        </draw:rect>
        <draw:connector draw:style-name="gr13" draw:text-style-name="P1" draw:layer="layout" svg:x1="13.4cm" svg:y1="15.7cm" svg:x2="14cm" svg:y2="15.7cm" draw:start-shape="id34" draw:start-glue-point="1" draw:end-shape="id35" draw:end-glue-point="3" svg:d="m13400 15700h600">
          <text:p/>
        </draw:connector>
        <draw:connector draw:style-name="gr4" draw:text-style-name="P1" draw:layer="layout" svg:x1="15cm" svg:y1="16.6cm" svg:x2="5.8cm" svg:y2="8.45cm" draw:start-shape="id35" draw:start-glue-point="2" draw:end-shape="id15" draw:end-glue-point="3" svg:d="m15000 16600v500h-9700v-8650h500">
          <text:p/>
        </draw:connector>
        <draw:connector draw:style-name="gr13" draw:text-style-name="P1" draw:layer="layout" svg:x1="10.4cm" svg:y1="15.7cm" svg:x2="11.4cm" svg:y2="15.7cm" draw:start-shape="id33" draw:start-glue-point="1" draw:end-shape="id34" draw:end-glue-point="3" svg:d="m10400 15700h1000">
          <text:p/>
        </draw:connector>
        <draw:rect draw:style-name="gr6" draw:text-style-name="P2" draw:id="id7" draw:layer="layout" svg:width="2cm" svg:height="1.916cm" svg:x="36cm" svg:y="4.7cm">
          <text:p text:style-name="P1"><text:span text:style-name="T1">Import</text:span></text:p>
          <text:p text:style-name="P1"><text:span text:style-name="T1">Anonymous</text:span></text:p>
          <text:p text:style-name="P1"><text:span text:style-name="T1">Definition</text:span></text:p>
          <text:p text:style-name="P1"><text:span text:style-name="T1">Resolver</text:span></text:p>
        </draw:rect>
        <draw:connector draw:style-name="gr5" draw:text-style-name="P1" draw:layer="layout" svg:x1="38cm" svg:y1="5.658cm" svg:x2="38.5cm" svg:y2="5.658cm" draw:start-shape="id7" draw:start-glue-point="1" draw:end-shape="id36" draw:end-glue-point="3" svg:d="m38000 5658h500">
          <text:p/>
        </draw:connector>
        <draw:connector draw:style-name="gr4" draw:text-style-name="P1" draw:layer="layout" svg:x1="1.275cm" svg:y1="2.635cm" svg:x2="2.296cm" svg:y2="2.635cm" svg:d="m1275 2635h1021">
          <text:p/>
        </draw:connector>
        <draw:frame draw:style-name="gr23" draw:text-style-name="P7" draw:layer="layout" svg:width="1.794cm" svg:height="0.84cm" svg:x="2.195cm" svg:y="2.2cm">
          <draw:text-box>
            <text:p><text:span text:style-name="T1">Loader</text:span></text:p>
          </draw:text-box>
        </draw:frame>
        <draw:connector draw:style-name="gr13" draw:text-style-name="P1" draw:layer="layout" svg:x1="1.275cm" svg:y1="3.335cm" svg:x2="2.296cm" svg:y2="3.335cm" svg:d="m1275 3335h1021">
          <text:p/>
        </draw:connector>
        <draw:frame draw:style-name="gr23" draw:text-style-name="P7" draw:layer="layout" svg:width="5.172cm" svg:height="0.84cm" svg:x="2.195cm" svg:y="2.9cm">
          <draw:text-box>
            <text:p><text:span text:style-name="T1">DefinitionReferenceResolver</text:span></text:p>
          </draw:text-box>
        </draw:frame>
        <draw:connector draw:style-name="gr14" draw:text-style-name="P1" draw:layer="layout" svg:x1="1.275cm" svg:y1="4.035cm" svg:x2="2.296cm" svg:y2="4.035cm" svg:d="m1275 4035h1021">
          <text:p/>
        </draw:connector>
        <draw:frame draw:style-name="gr23" draw:text-style-name="P7" draw:layer="layout" svg:width="3.873cm" svg:height="0.84cm" svg:x="2.195cm" svg:y="3.6cm">
          <draw:text-box>
            <text:p><text:span text:style-name="T1">TemplateInstantiator</text:span></text:p>
          </draw:text-box>
        </draw:frame>
        <draw:connector draw:style-name="gr5" draw:text-style-name="P1" draw:layer="layout" svg:x1="1.275cm" svg:y1="4.735cm" svg:x2="2.296cm" svg:y2="4.735cm" svg:d="m1275 4735h1021">
          <text:p/>
        </draw:connector>
        <draw:frame draw:style-name="gr23" draw:text-style-name="P7" draw:layer="layout" svg:width="5.244cm" svg:height="0.84cm" svg:x="2.195cm" svg:y="4.3cm">
          <draw:text-box>
            <text:p><text:span text:style-name="T1">AnonymouDefinitionExtractor</text:span></text:p>
          </draw:text-box>
        </draw:frame>
        <draw:rect draw:style-name="gr24" draw:text-style-name="P1" draw:layer="layout" svg:width="24cm" svg:height="4.5cm" svg:x="1cm" svg:y="1cm">
          <text:p/>
        </draw:rect>
        <draw:rect draw:style-name="gr25" draw:text-style-name="P1" draw:layer="layout" svg:width="2.5cm" svg:height="1cm" svg:x="1cm" svg:y="1cm">
          <text:p text:style-name="P1">Legend</text:p>
        </draw:rect>
        <draw:rect draw:style-name="gr26" draw:text-style-name="P2" draw:layer="layout" svg:width="1.2cm" svg:height="0.8cm" svg:x="7.813cm" svg:y="1.28cm">
          <text:p/>
        </draw:rect>
        <draw:line draw:style-name="gr27" draw:text-style-name="P1" draw:layer="layout" svg:x1="7.5cm" svg:y1="1cm" svg:x2="7.5cm" svg:y2="5.5cm">
          <text:p/>
        </draw:line>
        <draw:frame draw:style-name="gr23" draw:text-style-name="P7" draw:layer="layout" svg:width="7.005cm" svg:height="0.84cm" svg:x="9.013cm" svg:y="1.26cm">
          <draw:text-box>
            <text:p><text:span text:style-name="T5">Components related to generic definition</text:span></text:p>
          </draw:text-box>
        </draw:frame>
        <draw:rect draw:style-name="gr28" draw:text-style-name="P2" draw:layer="layout" svg:width="1.2cm" svg:height="0.8cm" svg:x="7.814cm" svg:y="2.38cm">
          <text:p/>
        </draw:rect>
        <draw:frame draw:style-name="gr23" draw:text-style-name="P7" draw:layer="layout" svg:width="5.964cm" svg:height="0.84cm" svg:x="9.014cm" svg:y="2.36cm">
          <draw:text-box>
            <text:p><text:span text:style-name="T5">Component related to parameters</text:span></text:p>
          </draw:text-box>
        </draw:frame>
        <draw:rect draw:style-name="gr29" draw:text-style-name="P2" draw:layer="layout" svg:width="1.2cm" svg:height="0.8cm" svg:x="7.815cm" svg:y="3.38cm">
          <text:p/>
        </draw:rect>
        <draw:frame draw:style-name="gr23" draw:text-style-name="P7" draw:layer="layout" svg:width="7.488cm" svg:height="0.84cm" svg:x="9.015cm" svg:y="3.36cm">
          <draw:text-box>
            <text:p><text:span text:style-name="T5">Component related to anonymous definition</text:span></text:p>
          </draw:text-box>
        </draw:frame>
        <draw:rect draw:style-name="gr30" draw:text-style-name="P2" draw:layer="layout" svg:width="1.2cm" svg:height="0.8cm" svg:x="7.816cm" svg:y="4.38cm">
          <text:p/>
        </draw:rect>
        <draw:frame draw:style-name="gr23" draw:text-style-name="P7" draw:layer="layout" svg:width="5.879cm" svg:height="0.84cm" svg:x="9.016cm" svg:y="4.36cm">
          <draw:text-box>
            <text:p><text:span text:style-name="T5">Component related to binary ADL</text:span></text:p>
          </draw:text-box>
        </draw:frame>
        <draw:frame draw:style-name="gr20" draw:text-style-name="P8" draw:layer="layout" svg:width="3.17cm" svg:height="1.014cm" svg:x="2cm" svg:y="7.586cm">
          <draw:text-box>
            <text:p><text:span text:style-name="T10">Entry point</text:span></text:p>
          </draw:text-box>
        </draw:frame>
        <draw:frame draw:style-name="gr21" draw:text-style-name="P6" draw:layer="layout" svg:width="4.697cm" svg:height="3.363cm" svg:x="30.1cm" svg:y="1.3cm">
          <draw:text-box>
            <text:p><text:span text:style-name="T8">Anonymous definition extraction sub-chain</text:span></text:p>
          </draw:text-box>
        </draw:frame>
        <draw:rect draw:style-name="gr31" draw:text-style-name="P2" draw:id="id13" draw:layer="layout" svg:width="9.2cm" svg:height="1.5cm" svg:x="13.4cm" svg:y="7.7cm">
          <text:p text:style-name="P1"><text:span text:style-name="T5">Checker and Normalizer Loaders</text:span></text:p>
        </draw:rect>
        <draw:connector draw:style-name="gr4" draw:text-style-name="P1" draw:layer="layout" svg:x1="22.6cm" svg:y1="8.45cm" svg:x2="23.3cm" svg:y2="8.45cm" draw:start-shape="id13" draw:start-glue-point="1" draw:end-shape="id11" draw:end-glue-point="3" svg:d="m22600 8450h700">
          <text:p/>
        </draw:connector>
        <draw:g>
          <draw:line draw:style-name="gr32" draw:text-style-name="P1" draw:layer="layout" svg:x1="14.4cm" svg:y1="7.7cm" svg:x2="13.4cm" svg:y2="7.7cm">
            <text:p/>
          </draw:line>
          <draw:line draw:style-name="gr33" draw:text-style-name="P1" draw:layer="layout" svg:x1="13.4cm" svg:y1="7.7cm" svg:x2="13.4cm" svg:y2="9.2cm">
            <text:p/>
          </draw:line>
          <draw:line draw:style-name="gr32" draw:text-style-name="P1" draw:layer="layout" svg:x1="14.4cm" svg:y1="9.2cm" svg:x2="13.4cm" svg:y2="9.2cm">
            <text:p/>
          </draw:line>
          <draw:line draw:style-name="gr32" draw:text-style-name="P1" draw:layer="layout" svg:x1="22.6cm" svg:y1="7.7cm" svg:x2="21.6cm" svg:y2="7.7cm">
            <text:p/>
          </draw:line>
          <draw:line draw:style-name="gr33" draw:text-style-name="P1" draw:layer="layout" svg:x1="22.6cm" svg:y1="7.7cm" svg:x2="22.6cm" svg:y2="9.2cm">
            <text:p/>
          </draw:line>
          <draw:line draw:style-name="gr32" draw:text-style-name="P1" draw:layer="layout" svg:x1="22.6cm" svg:y1="9.2cm" svg:x2="21.6cm" svg:y2="9.2cm">
            <text:p/>
          </draw:line>
          <draw:line draw:style-name="gr34" draw:text-style-name="P1" draw:layer="layout" svg:x1="14.4cm" svg:y1="7.7cm" svg:x2="21.6cm" svg:y2="7.7cm">
            <text:p/>
          </draw:line>
          <draw:line draw:style-name="gr34" draw:text-style-name="P1" draw:layer="layout" svg:x1="14.4cm" svg:y1="9.2cm" svg:x2="21.6cm" svg:y2="9.2cm">
            <text:p/>
          </draw:line>
        </draw:g>
        <draw:line draw:style-name="gr35" draw:text-style-name="P1" draw:layer="layout" svg:x1="2.3cm" svg:y1="8.45cm" svg:x2="5.8cm" svg:y2="8.45cm">
          <text:p/>
        </draw:line>
        <draw:rect draw:style-name="gr9" draw:text-style-name="P2" draw:id="id28" draw:layer="layout" svg:width="2cm" svg:height="1.343cm" svg:x="31.1cm" svg:y="24.901cm">
          <text:p text:style-name="P1"><text:span text:style-name="T1">InputSrc</text:span></text:p>
          <text:p text:style-name="P1"><text:span text:style-name="T1">Def. Ref.</text:span></text:p>
          <text:p text:style-name="P1"><text:span text:style-name="T1">Resolver</text:span></text:p>
        </draw:rect>
        <draw:connector draw:style-name="gr13" draw:text-style-name="P1" draw:layer="layout" svg:x1="32.1cm" svg:y1="26.244cm" svg:x2="32.1cm" svg:y2="26.7cm" draw:start-shape="id28" draw:start-glue-point="2" draw:end-shape="id22" draw:end-glue-point="0" svg:d="m32100 26244v456">
          <text:p/>
        </draw:connector>
        <draw:connector draw:style-name="gr13" draw:text-style-name="P1" draw:layer="layout" svg:x1="33.1cm" svg:y1="22cm" svg:x2="32.1cm" svg:y2="15.7cm" draw:start-shape="id17" draw:start-glue-point="1" draw:end-shape="id19" draw:end-glue-point="0" svg:d="m33100 22000h500v-6800h-1500v500">
          <text:p/>
        </draw:connector>
        <draw:line draw:style-name="gr27" draw:text-style-name="P1" draw:layer="layout" svg:x1="16.4cm" svg:y1="1cm" svg:x2="16.4cm" svg:y2="5.5cm">
          <text:p/>
        </draw:line>
        <draw:rect draw:style-name="gr36" draw:text-style-name="P2" draw:layer="layout" svg:width="1.2cm" svg:height="0.8cm" svg:x="16.7cm" svg:y="1.28cm">
          <text:p/>
        </draw:rect>
        <draw:frame draw:style-name="gr23" draw:text-style-name="P7" draw:layer="layout" svg:width="7.247cm" svg:height="0.84cm" svg:x="17.9cm" svg:y="1.26cm">
          <draw:text-box>
            <text:p><text:span text:style-name="T5">Components related to component factory</text:span></text:p>
          </draw:text-box>
        </draw:frame>
        <draw:rect draw:style-name="gr37" draw:text-style-name="P2" draw:id="id25" draw:layer="layout" svg:width="2cm" svg:height="1.8cm" svg:x="20.4cm" svg:y="21.1cm">
          <text:p text:style-name="P1"><text:span text:style-name="T1">Factory</text:span></text:p>
          <text:p text:style-name="P1"><text:span text:style-name="T1">Template</text:span></text:p>
          <text:p text:style-name="P1"><text:span text:style-name="T1">Instantiator</text:span></text:p>
        </draw:rect>
        <draw:connector draw:style-name="gr14" draw:text-style-name="P1" draw:layer="layout" svg:x1="22.9cm" svg:y1="22cm" svg:x2="22.4cm" svg:y2="22cm" draw:start-shape="id24" draw:end-shape="id25" draw:end-glue-point="1" svg:d="m22900 22000h-500">
          <text:p/>
        </draw:connector>
        <draw:rect draw:style-name="gr12" draw:text-style-name="P2" draw:layer="layout" svg:width="2cm" svg:height="1.8cm" svg:x="25.4cm" svg:y="21.1cm">
          <text:p text:style-name="P1"><text:span text:style-name="T1">Parametric</text:span></text:p>
          <text:p text:style-name="P1"><text:span text:style-name="T1">Template</text:span></text:p>
          <text:p text:style-name="P1"><text:span text:style-name="T1">Instantiator </text:span></text:p>
        </draw:rect>
        <draw:rect draw:style-name="gr37" draw:text-style-name="P2" draw:id="id1" draw:layer="layout" svg:width="2cm" svg:height="1.5cm" svg:x="35.9cm" svg:y="7.7cm">
          <text:p text:style-name="P1"><text:span text:style-name="T1">Factory</text:span></text:p>
          <text:p text:style-name="P1"><text:span text:style-name="T1">Loader</text:span></text:p>
        </draw:rect>
        <draw:connector draw:style-name="gr4" draw:text-style-name="P1" draw:layer="layout" svg:x1="35.5cm" svg:y1="8.45cm" svg:x2="35.9cm" svg:y2="8.45cm" draw:start-shape="id4" draw:start-glue-point="1" draw:end-shape="id1" draw:end-glue-point="3" svg:d="m35500 8450h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ff00" draw:end-color="#ff00ff" draw:start-intensity="100%" draw:end-intensity="100%" draw:angle="900" draw:border="0%"/>
    <draw:gradient draw:name="Gradient_20_11" draw:display-name="Gradient 11" draw:style="linear" draw:start-color="#0000ff" draw:end-color="#ff00ff" draw:start-intensity="100%" draw:end-intensity="100%" draw:angle="900" draw:border="0%"/>
    <draw:gradient draw:name="Gradient_20_7" draw:display-name="Gradient 7" draw:style="linear" draw:start-color="#00ffff" draw:end-color="#ff00ff" draw:start-intensity="100%" draw:end-intensity="100%" draw:angle="900" draw:border="0%"/>
    <draw:gradient draw:name="Gradient_20_8" draw:display-name="Gradient 8" draw:style="linear" draw:start-color="#00ffff" draw:end-color="#ffff00" draw:start-intensity="100%" draw:end-intensity="100%" draw:angle="900" draw:border="0%"/>
    <draw:gradient draw:name="Gradient_20_9" draw:display-name="Gradient 9" draw:style="linear" draw:start-color="#ffff00" draw:end-color="#ff00ff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4" draw:display-name="Bitmape 4" xlink:href="Pictures/100000000000000800000008CE2A5FC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10" draw:fill-hatch-name="Hatch_20_1" draw:fill-image-name="Bitmape_20_1" draw:fill-image-width="0cm" draw:fill-image-height="0cm" draw:textarea-horizontal-align="left" draw:auto-grow-height="false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hieu Leclercq</meta:initial-creator>
    <meta:creation-date>2009-01-19T16:14:37.34</meta:creation-date>
    <dc:date>2009-09-24T10:14:10.08</dc:date>
    <dc:creator>Matthieu Leclercq</dc:creator>
    <meta:editing-duration>PT44H55M57S</meta:editing-duration>
    <meta:editing-cycles>17</meta:editing-cycles>
    <meta:generator>OpenOffice.org/3.0$Win32 OpenOffice.org_project/300m9$Build-9358</meta:generator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